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x-locale-body, sans-serif"/>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ec875" officeooo:paragraph-rsid="000ec875"/>
    </style:style>
    <style:style style:name="P2" style:family="paragraph" style:parent-style-name="Preformatted_20_Text" style:master-page-name="">
      <loext:graphic-properties draw:fill="none"/>
      <style:paragraph-properties fo:margin-left="0cm" fo:margin-right="0cm" fo:margin-top="0cm" fo:margin-bottom="0cm" loext:contextual-spacing="false" fo:text-align="justify" style:justify-single-word="false" fo:text-indent="1cm" style:auto-text-indent="false" style:page-number="auto" fo:background-color="transparent"/>
      <style:text-properties officeooo:rsid="000ec875" officeooo:paragraph-rsid="000ec875"/>
    </style:style>
    <style:style style:name="P3"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0ec875" officeooo:paragraph-rsid="000ec875"/>
    </style:style>
    <style:style style:name="P4" style:family="paragraph" style:parent-style-name="Preformatted_20_Text">
      <style:text-properties officeooo:rsid="001984fc" officeooo:paragraph-rsid="001984fc"/>
    </style:style>
    <style:style style:name="P5" style:family="paragraph" style:parent-style-name="Preformatted_20_Text">
      <style:text-properties fo:font-size="12pt" fo:font-weight="bold" officeooo:rsid="000ec875" officeooo:paragraph-rsid="000ec875" style:font-size-asian="12pt" style:font-weight-asian="bold" style:font-size-complex="12pt" style:font-weight-complex="bold"/>
    </style:style>
    <style:style style:name="P6"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0ec875" officeooo:paragraph-rsid="000ec875"/>
    </style:style>
    <style:style style:name="P7"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paragraph-rsid="0011ad99"/>
    </style:style>
    <style:style style:name="P8"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paragraph-rsid="0018b54a"/>
    </style:style>
    <style:style style:name="P9"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paragraph-rsid="001984fc"/>
    </style:style>
    <style:style style:name="P10"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11ad99" officeooo:paragraph-rsid="0011ad99"/>
    </style:style>
    <style:style style:name="P11"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153269" officeooo:paragraph-rsid="00153269"/>
    </style:style>
    <style:style style:name="P12"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153269" officeooo:paragraph-rsid="001e92d3"/>
    </style:style>
    <style:style style:name="P13"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16091e" officeooo:paragraph-rsid="0016091e"/>
    </style:style>
    <style:style style:name="P14"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175f38" officeooo:paragraph-rsid="00175f38"/>
    </style:style>
    <style:style style:name="P15"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18b54a" officeooo:paragraph-rsid="0018b54a"/>
    </style:style>
    <style:style style:name="P16"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1984fc" officeooo:paragraph-rsid="001984fc"/>
    </style:style>
    <style:style style:name="P17"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officeooo:rsid="00218269" officeooo:paragraph-rsid="00218269"/>
    </style:style>
    <style:style style:name="P18"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fo:font-weight="bold" officeooo:rsid="0011ad99" officeooo:paragraph-rsid="0011ad99" style:font-weight-asian="bold" style:font-weight-complex="bold"/>
    </style:style>
    <style:style style:name="P19" style:family="paragraph" style:parent-style-name="Preformatted_20_Text">
      <loext:graphic-properties draw:fill="none"/>
      <style:paragraph-properties fo:margin-left="0cm" fo:margin-right="0cm" fo:margin-top="0cm" fo:margin-bottom="0cm" loext:contextual-spacing="false" fo:text-align="justify" style:justify-single-word="false" fo:text-indent="1cm" style:auto-text-indent="false" fo:background-color="transparent"/>
      <style:text-properties fo:font-weight="bold" officeooo:rsid="001b3ab5" officeooo:paragraph-rsid="001b3ab5" style:font-weight-asian="bold" style:font-weight-complex="bold"/>
    </style:style>
    <style:style style:name="P20" style:family="paragraph" style:parent-style-name="Preformatted_20_Text" style:master-page-name="">
      <loext:graphic-properties draw:fill="none"/>
      <style:paragraph-properties fo:margin-left="0cm" fo:margin-right="0cm" fo:margin-top="0cm" fo:margin-bottom="0cm" loext:contextual-spacing="false" fo:text-align="justify" style:justify-single-word="false" fo:text-indent="1cm" style:auto-text-indent="false" style:page-number="auto" fo:background-color="transparent"/>
      <style:text-properties officeooo:rsid="00153269" officeooo:paragraph-rsid="001e92d3"/>
    </style:style>
    <style:style style:name="P21" style:family="paragraph" style:parent-style-name="Preformatted_20_Text" style:master-page-name="">
      <loext:graphic-properties draw:fill="none"/>
      <style:paragraph-properties fo:margin-left="0cm" fo:margin-right="0cm" fo:margin-top="0cm" fo:margin-bottom="0cm" loext:contextual-spacing="false" fo:text-align="justify" style:justify-single-word="false" fo:text-indent="1cm" style:auto-text-indent="false" style:page-number="auto" fo:background-color="transparent"/>
      <style:text-properties fo:font-weight="bold" officeooo:rsid="0012c16a" officeooo:paragraph-rsid="0012c16a" style:font-weight-asian="bold" style:font-weight-complex="bold"/>
    </style:style>
    <style:style style:name="P22"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officeooo:paragraph-rsid="0018b54a"/>
    </style:style>
    <style:style style:name="P23"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officeooo:rsid="00153269" officeooo:paragraph-rsid="00153269"/>
    </style:style>
    <style:style style:name="P24"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officeooo:rsid="00218269" officeooo:paragraph-rsid="00218269"/>
    </style:style>
    <style:style style:name="P25"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2pt" fo:font-weight="bold" officeooo:paragraph-rsid="0011ad99" style:font-size-asian="12pt" style:font-weight-asian="bold" style:font-size-complex="12pt" style:font-weight-complex="bold"/>
    </style:style>
    <style:style style:name="P26"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2pt" fo:font-weight="bold" officeooo:paragraph-rsid="0016091e" style:font-size-asian="12pt" style:font-weight-asian="bold" style:font-size-complex="12pt" style:font-weight-complex="bold"/>
    </style:style>
    <style:style style:name="P27"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2pt" fo:font-weight="bold" officeooo:paragraph-rsid="0018b54a" style:font-size-asian="12pt" style:font-weight-asian="bold" style:font-size-complex="12pt" style:font-weight-complex="bold"/>
    </style:style>
    <style:style style:name="P28"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2pt" fo:font-weight="bold" officeooo:paragraph-rsid="001984fc" style:font-size-asian="12pt" style:font-weight-asian="bold" style:font-size-complex="12pt" style:font-weight-complex="bold"/>
    </style:style>
    <style:style style:name="P29" style:family="paragraph" style:parent-style-name="Preformatted_20_Text">
      <loext:graphic-properties draw:fill="none"/>
      <style:paragraph-properties fo:margin-left="0cm" fo:margin-right="0cm" fo:margin-top="0cm" fo:margin-bottom="0cm" loext:contextual-spacing="false" fo:text-align="justify" style:justify-single-word="false" fo:text-indent="0cm" style:auto-text-indent="false" fo:background-color="transparent"/>
      <style:text-properties fo:font-size="12pt" fo:font-weight="bold" officeooo:rsid="00153269" officeooo:paragraph-rsid="00153269" style:font-size-asian="12pt" style:font-weight-asian="bold" style:font-size-complex="12pt" style:font-weight-complex="bold"/>
    </style:style>
    <style:style style:name="P30" style:family="paragraph" style:parent-style-name="Preformatted_20_Text" style:master-page-name="">
      <loext:graphic-properties draw:fill="none"/>
      <style:paragraph-properties fo:margin-left="0cm" fo:margin-right="0cm" fo:margin-top="0cm" fo:margin-bottom="0cm" loext:contextual-spacing="false" fo:text-align="justify" style:justify-single-word="false" fo:text-indent="2cm" style:auto-text-indent="false" style:page-number="auto" fo:background-color="transparent"/>
      <style:text-properties officeooo:rsid="001b3ab5" officeooo:paragraph-rsid="001b3ab5"/>
    </style:style>
    <style:style style:name="P31" style:family="paragraph" style:parent-style-name="Preformatted_20_Text">
      <loext:graphic-properties draw:fill="none"/>
      <style:paragraph-properties fo:margin-left="0cm" fo:margin-right="0cm" fo:margin-top="0cm" fo:margin-bottom="0cm" loext:contextual-spacing="false" fo:text-align="justify" style:justify-single-word="false" fo:text-indent="2cm" style:auto-text-indent="false" fo:background-color="transparent"/>
      <style:text-properties officeooo:rsid="0012c16a" officeooo:paragraph-rsid="0012c16a"/>
    </style:style>
    <style:style style:name="P32" style:family="paragraph" style:parent-style-name="Preformatted_20_Text">
      <loext:graphic-properties draw:fill="none"/>
      <style:paragraph-properties fo:margin-left="0cm" fo:margin-right="0cm" fo:margin-top="0cm" fo:margin-bottom="0cm" loext:contextual-spacing="false" fo:text-align="justify" style:justify-single-word="false" fo:text-indent="2cm" style:auto-text-indent="false" fo:background-color="transparent"/>
      <style:text-properties officeooo:paragraph-rsid="001d5be8"/>
    </style:style>
    <style:style style:name="P33" style:family="paragraph" style:parent-style-name="Preformatted_20_Text">
      <loext:graphic-properties draw:fill="none"/>
      <style:paragraph-properties fo:margin-left="0cm" fo:margin-right="0cm" fo:margin-top="0cm" fo:margin-bottom="0cm" loext:contextual-spacing="false" fo:text-align="justify" style:justify-single-word="false" fo:text-indent="2cm" style:auto-text-indent="false" fo:background-color="transparent"/>
      <style:text-properties officeooo:paragraph-rsid="001d6c2f"/>
    </style:style>
    <style:style style:name="P34" style:family="paragraph" style:parent-style-name="Preformatted_20_Text">
      <loext:graphic-properties draw:fill="none"/>
      <style:paragraph-properties fo:margin-left="0cm" fo:margin-right="0cm" fo:margin-top="0cm" fo:margin-bottom="0cm" loext:contextual-spacing="false" fo:text-align="justify" style:justify-single-word="false" fo:text-indent="2cm" style:auto-text-indent="false" fo:background-color="transparent"/>
      <style:text-properties officeooo:rsid="001d5be8" officeooo:paragraph-rsid="001d5be8"/>
    </style:style>
    <style:style style:name="P35" style:family="paragraph" style:parent-style-name="Preformatted_20_Text">
      <loext:graphic-properties draw:fill="none"/>
      <style:paragraph-properties fo:margin-left="0cm" fo:margin-right="0cm" fo:margin-top="0cm" fo:margin-bottom="0cm" loext:contextual-spacing="false" fo:text-align="justify" style:justify-single-word="false" fo:text-indent="2cm" style:auto-text-indent="false" fo:background-color="transparent"/>
      <style:text-properties fo:font-weight="normal" officeooo:rsid="001fabea" officeooo:paragraph-rsid="001fabea" style:font-weight-asian="normal" style:font-weight-complex="normal"/>
    </style:style>
    <style:style style:name="P36" style:family="paragraph" style:parent-style-name="Preformatted_20_Text">
      <loext:graphic-properties draw:fill="none"/>
      <style:paragraph-properties fo:margin-left="0cm" fo:margin-right="0cm" fo:margin-top="0cm" fo:margin-bottom="0cm" loext:contextual-spacing="false" fo:text-align="justify" style:justify-single-word="false" fo:text-indent="1.9cm" style:auto-text-indent="false" fo:background-color="transparent"/>
      <style:text-properties officeooo:rsid="00153269" officeooo:paragraph-rsid="00153269"/>
    </style:style>
    <style:style style:name="P37" style:family="paragraph" style:parent-style-name="Preformatted_20_Text" style:list-style-name="L1">
      <loext:graphic-properties draw:fill="none"/>
      <style:paragraph-properties fo:margin-top="0cm" fo:margin-bottom="0cm" loext:contextual-spacing="false" fo:text-align="justify" style:justify-single-word="false" fo:background-color="transparent"/>
      <style:text-properties officeooo:paragraph-rsid="0012c16a"/>
    </style:style>
    <style:style style:name="P38" style:family="paragraph" style:parent-style-name="Preformatted_20_Text" style:list-style-name="L3">
      <loext:graphic-properties draw:fill="none"/>
      <style:paragraph-properties fo:margin-top="0cm" fo:margin-bottom="0cm" loext:contextual-spacing="false" fo:text-align="justify" style:justify-single-word="false" fo:background-color="transparent"/>
      <style:text-properties officeooo:rsid="0012c16a" officeooo:paragraph-rsid="0012c16a"/>
    </style:style>
    <style:style style:name="P39" style:family="paragraph" style:parent-style-name="Preformatted_20_Text" style:list-style-name="L4">
      <loext:graphic-properties draw:fill="none"/>
      <style:paragraph-properties fo:margin-top="0cm" fo:margin-bottom="0cm" loext:contextual-spacing="false" fo:text-align="justify" style:justify-single-word="false" fo:background-color="transparent"/>
      <style:text-properties officeooo:rsid="0012c16a" officeooo:paragraph-rsid="0012c16a"/>
    </style:style>
    <style:style style:name="P40" style:family="paragraph" style:parent-style-name="Preformatted_20_Text" style:list-style-name="L2" style:master-page-name="">
      <loext:graphic-properties draw:fill="none"/>
      <style:paragraph-properties fo:margin-top="0cm" fo:margin-bottom="0cm" loext:contextual-spacing="false" fo:text-align="justify" style:justify-single-word="false" style:page-number="auto" fo:background-color="transparent"/>
      <style:text-properties officeooo:paragraph-rsid="0011ad99"/>
    </style:style>
    <style:style style:name="P41" style:family="paragraph" style:parent-style-name="Preformatted_20_Text" style:list-style-name="L4" style:master-page-name="">
      <loext:graphic-properties draw:fill="none"/>
      <style:paragraph-properties fo:margin-top="0cm" fo:margin-bottom="0cm" loext:contextual-spacing="false" fo:text-align="justify" style:justify-single-word="false" style:page-number="auto" fo:background-color="transparent"/>
      <style:text-properties officeooo:rsid="0012c16a" officeooo:paragraph-rsid="0012c16a"/>
    </style:style>
    <style:style style:name="T1" style:family="text">
      <style:text-properties officeooo:rsid="0011ad99"/>
    </style:style>
    <style:style style:name="T2" style:family="text">
      <style:text-properties officeooo:rsid="0012c16a"/>
    </style:style>
    <style:style style:name="T3" style:family="text">
      <style:text-properties style:font-name="Liberation Mono" fo:font-size="10pt" style:font-name-asian="Noto Sans Mono CJK SC" style:font-size-asian="10pt" style:font-name-complex="Liberation Mono" style:font-size-complex="10pt"/>
    </style:style>
    <style:style style:name="T4" style:family="text">
      <style:text-properties style:font-name="Liberation Mono" fo:font-size="10pt" officeooo:rsid="0012c16a" style:font-name-asian="Noto Sans Mono CJK SC" style:font-size-asian="10pt" style:font-name-complex="Liberation Mono" style:font-size-complex="10pt"/>
    </style:style>
    <style:style style:name="T5" style:family="text">
      <style:text-properties style:font-name="Liberation Mono" fo:font-size="10pt" officeooo:rsid="00175f38" style:font-name-asian="Noto Sans Mono CJK SC" style:font-size-asian="10pt" style:font-name-complex="Liberation Mono" style:font-size-complex="10pt"/>
    </style:style>
    <style:style style:name="T6" style:family="text">
      <style:text-properties style:font-name="Liberation Mono" fo:font-size="10pt" officeooo:rsid="001984fc" style:font-name-asian="Noto Sans Mono CJK SC" style:font-size-asian="10pt" style:font-name-complex="Liberation Mono" style:font-size-complex="10pt"/>
    </style:style>
    <style:style style:name="T7" style:family="text">
      <style:text-properties style:font-name="Liberation Mono" fo:font-size="10pt" officeooo:rsid="001e557f" style:font-name-asian="Noto Sans Mono CJK SC" style:font-size-asian="10pt" style:font-name-complex="Liberation Mono" style:font-size-complex="10pt"/>
    </style:style>
    <style:style style:name="T8" style:family="text">
      <style:text-properties style:font-name="Liberation Mono" fo:font-size="10pt" fo:font-weight="bold" officeooo:rsid="001d5be8" style:font-name-asian="Noto Sans Mono CJK SC" style:font-size-asian="10pt" style:font-weight-asian="bold" style:font-name-complex="Liberation Mono" style:font-size-complex="10pt" style:font-weight-complex="bold"/>
    </style:style>
    <style:style style:name="T9" style:family="text">
      <style:text-properties style:font-name="Liberation Mono" fo:font-size="10pt" fo:font-weight="bold" officeooo:rsid="001e557f" style:font-name-asian="Noto Sans Mono CJK SC" style:font-size-asian="10pt" style:font-weight-asian="bold" style:font-name-complex="Liberation Mono" style:font-size-complex="10pt" style:font-weight-complex="bold"/>
    </style:style>
    <style:style style:name="T10" style:family="text">
      <style:text-properties style:font-name="Liberation Mono" fo:font-size="10pt" fo:font-weight="normal" officeooo:rsid="001d6c2f" style:font-name-asian="Noto Sans Mono CJK SC" style:font-size-asian="10pt" style:font-weight-asian="normal" style:font-name-complex="Liberation Mono" style:font-size-complex="10pt" style:font-weight-complex="normal"/>
    </style:style>
    <style:style style:name="T11" style:family="text">
      <style:text-properties style:font-name="Liberation Mono" officeooo:rsid="00175f38" style:font-name-asian="Noto Sans Mono CJK SC" style:font-name-complex="Liberation Mono"/>
    </style:style>
    <style:style style:name="T12" style:family="text">
      <style:text-properties style:font-name="Liberation Mono" officeooo:rsid="001984fc" style:font-name-asian="Noto Sans Mono CJK SC" style:font-name-complex="Liberation Mono"/>
    </style:style>
    <style:style style:name="T13" style:family="text">
      <style:text-properties fo:font-weight="bold" style:font-weight-asian="bold" style:font-weight-complex="bold"/>
    </style:style>
    <style:style style:name="T14" style:family="text">
      <style:text-properties fo:font-weight="bold" officeooo:rsid="00175f38" style:font-weight-asian="bold" style:font-weight-complex="bold"/>
    </style:style>
    <style:style style:name="T15" style:family="text">
      <style:text-properties fo:font-weight="bold" officeooo:rsid="001d5be8" style:font-weight-asian="bold" style:font-weight-complex="bold"/>
    </style:style>
    <style:style style:name="T16" style:family="text">
      <style:text-properties fo:font-weight="bold" officeooo:rsid="001d6c2f" style:font-weight-asian="bold" style:font-weight-complex="bold"/>
    </style:style>
    <style:style style:name="T17" style:family="text">
      <style:text-properties fo:font-weight="bold" officeooo:rsid="0018b54a" style:font-weight-asian="bold" style:font-weight-complex="bold"/>
    </style:style>
    <style:style style:name="T18" style:family="text">
      <style:text-properties officeooo:rsid="0016091e"/>
    </style:style>
    <style:style style:name="T19" style:family="text">
      <style:text-properties officeooo:rsid="00175f38"/>
    </style:style>
    <style:style style:name="T20" style:family="text">
      <style:text-properties officeooo:rsid="0018b54a"/>
    </style:style>
    <style:style style:name="T21" style:family="text">
      <style:text-properties officeooo:rsid="001984fc"/>
    </style:style>
    <style:style style:name="T22" style:family="text">
      <style:text-properties officeooo:rsid="001b2574"/>
    </style:style>
    <style:style style:name="T23" style:family="text">
      <style:text-properties fo:font-style="italic" style:font-style-asian="italic" style:font-style-complex="italic"/>
    </style:style>
    <style:style style:name="T24" style:family="text">
      <style:text-properties fo:font-style="italic" officeooo:rsid="0021f505" style:font-style-asian="italic" style:font-style-complex="italic"/>
    </style:style>
    <style:style style:name="T25" style:family="text">
      <style:text-properties fo:font-style="italic" officeooo:rsid="00175f38" style:font-style-asian="italic" style:font-style-complex="italic"/>
    </style:style>
    <style:style style:name="T26" style:family="text">
      <style:text-properties fo:font-style="italic" fo:font-weight="normal" officeooo:rsid="001d5be8" style:font-style-asian="italic" style:font-weight-asian="normal" style:font-style-complex="italic" style:font-weight-complex="normal"/>
    </style:style>
    <style:style style:name="T27" style:family="text">
      <style:text-properties fo:font-style="italic" fo:font-weight="normal" officeooo:rsid="001e557f" style:font-style-asian="italic" style:font-weight-asian="normal" style:font-style-complex="italic"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1b2574" style:font-weight-asian="normal" style:font-weight-complex="normal"/>
    </style:style>
    <style:style style:name="T30" style:family="text">
      <style:text-properties fo:font-weight="normal" officeooo:rsid="001d5be8" style:font-weight-asian="normal" style:font-weight-complex="normal"/>
    </style:style>
    <style:style style:name="T31" style:family="text">
      <style:text-properties fo:font-weight="normal" officeooo:rsid="001d6c2f" style:font-weight-asian="normal" style:font-weight-complex="normal"/>
    </style:style>
    <style:style style:name="T32" style:family="text">
      <style:text-properties fo:font-weight="normal" officeooo:rsid="001e557f" style:font-weight-asian="normal" style:font-weight-complex="normal"/>
    </style:style>
    <style:style style:name="T33" style:family="text">
      <style:text-properties officeooo:rsid="001c4bca"/>
    </style:style>
    <style:style style:name="T34" style:family="text">
      <style:text-properties officeooo:rsid="001d5be8"/>
    </style:style>
    <style:style style:name="T35" style:family="text">
      <style:text-properties officeooo:rsid="0021f505"/>
    </style:style>
    <style:style style:name="T36" style:family="text">
      <style:text-properties fo:font-style="normal" officeooo:rsid="0021f505"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 que é o JavaScript?</text:p>
      <text:p text:style-name="P1"/>
      <text:p text:style-name="P2">É uma linguagem de programação utilizada no desenvolvimento Web para implementar itens complexos e dinamizar páginas web.</text:p>
      <text:p text:style-name="P3">Se pensarmos em níveis podemos organizar uma página web da seguinte forma:</text:p>
      <text:p text:style-name="P3">1. html: linguagem de marcação, usada para estruturar o conteúdo web, definindo aspectos básicos como parágrafos, cabeçalhos, tabelas, inserção de vídeos, etc.</text:p>
      <text:p text:style-name="P3">2. css: linguagem de regras de estilo, usada para aplicar formatação ao conteúdo html, definindo cores para o fundo e fonte, posicionamento de elementos, formatação de imagens, etc;</text:p>
      <text:p text:style-name="P3">3. JavaScript: Linguagem de programação, usada para atualizar o conteúdo dinamicamente, controlar as multimídias, etc.</text:p>
      <text:p text:style-name="P3"/>
      <text:p text:style-name="P25"><text:span text:style-name="T1">APIs </text:span>(Application Programming Interfaces - Interface de Programação de Aplicativos)</text:p>
      <text:p text:style-name="P7"/>
      <text:p text:style-name="P10">APIs são conjuntos de blocos de códigos como se fosse kits que permitem o desenvolvedor implemente programas que seriam difíceis de fazer. E eles podem ser divididos em duas categorias: APIs de terceiros e APIs de navegador.</text:p>
      <text:p text:style-name="P10"/>
      <text:p text:style-name="P18">API de navegadores:</text:p>
      <text:list xml:id="list1961684839" text:style-name="L2">
        <text:list-item>
          <text:p text:style-name="P40"><text:span text:style-name="T1">API DOM(Document Object Model): </text:span><text:span text:style-name="T2">permite a você manipular HTML e CSS, criando e removendo elementos do HTML, aplicando dinamicamente novos estilos para pág, etc; Ex. Pop up</text:span></text:p>
        </text:list-item>
      </text:list>
      <text:list xml:id="list1180472694" text:style-name="L1">
        <text:list-item>
          <text:p text:style-name="P37"><text:span text:style-name="T2">API de Geolocalização recupera informações geográficas; Ex. Google </text:span><text:span text:style-name="T4">M</text:span><text:span text:style-name="T2">aps</text:span></text:p>
        </text:list-item>
      </text:list>
      <text:list xml:id="list2431518600" text:style-name="L3">
        <text:list-item>
          <text:p text:style-name="P38">API canvas e WebGL permite criar gráficos 2D e 3D animados;</text:p>
        </text:list-item>
        <text:list-item>
          <text:p text:style-name="P38">API de áudio e vídeo como HTMLMediaElement e WebRTC permite tocar música e capturar imagens da cãmera e exibir no computador de outra pessoa;</text:p>
        </text:list-item>
      </text:list>
      <text:p text:style-name="P31"/>
      <text:p text:style-name="P21">API de terceiros:</text:p>
      <text:list xml:id="list970907451" text:style-name="L4">
        <text:list-item>
          <text:p text:style-name="P41">API do Twitter que permite a você exibir seus últimos tweets no seu website;</text:p>
        </text:list-item>
        <text:list-item>
          <text:p text:style-name="P39">API do Google Maps permite a você inserir mapas customizados no seu site;</text:p>
        </text:list-item>
      </text:list>
      <text:p text:style-name="P36"/>
      <text:p text:style-name="P36"/>
      <text:p text:style-name="P29">Ordem de execução do JavaScript</text:p>
      <text:p text:style-name="P23"/>
      <text:p text:style-name="P20">Quando um navegador encontra um bloco de código ele lê geralmente na ordem em que ele está escrito, ou seja, de cima pra baixo.</text:p>
      <text:p text:style-name="P12">O JavaScript é uma linguagem interpretada, isto é, o código é executado de cima pra baixo e o resultado da execução é imediatamente retornado. Linguagens com C/C++ são linguagens compiladas, ou seja, elas transformam o código em linguagem de máquina e depois são executadas.</text:p>
      <text:p text:style-name="P11">Do ponto de vista técnico, a maioria dos interpretes de JS usa a <text:span text:style-name="T13">compilação just-in-time</text:span> para melhorar o desempenho, assim o código-fonte do JS é compilado em um formato binário mais rápido enquanto o script está sendo usado para que possa ser executado o mais rápido possível. Contudo, o JS ainda é considerada uma linguagem interpretada, pelo fato da compilação ocorrer em tempo de execução.</text:p>
      <text:p text:style-name="P11"/>
      <text:p text:style-name="P19">Estratégias para o carregamento dos scripts</text:p>
      <text:p text:style-name="P30">Há um <text:span text:style-name="T33">grande número de problemas relacionados ao carregamento de scripts na ordem correta. Um dos problemas é que o html é carregado na ordem em que os elementos estão escritos. Se o JS for utilizado para manipular estes elementos (DOM) o código não vai funcionar se o JS for executado antes dos elementos do html serem carregados.</text:span></text:p>
      <text:p text:style-name="P34">Nos casos de scripts internos e externos, o JS é carregado dentro do cabeçalho do html, antes da página ser completamente carregada, o que pode causar erro.</text:p>
      <text:p text:style-name="P32"><text:span text:style-name="T34">No </text:span><text:span text:style-name="T8">s</text:span><text:span text:style-name="T15">cript Interno</text:span><text:span text:style-name="T34"> existe uma estrutura que corrige o problema do carregamento antecipado do script: </text:span><text:span text:style-name="T15">document.addEventlistener(“DOMContentLoaded”, function(){});</text:span><text:span text:style-name="T30"> Este é um </text:span><text:span text:style-name="T26">event listener</text:span><text:span text:style-name="T30"> que </text:span><text:span text:style-name="T31">ouve e aguarda o disparo do evento </text:span><text:soft-page-break/><text:span text:style-name="T31">“DOMContentLoaded” vindo do navegador, o que significa que o html está completamente carregado e pronto. Desta forma o erro será evitado.</text:span></text:p>
      <text:p text:style-name="P33"><text:span text:style-name="T31">No caso do </text:span><text:span text:style-name="T16">script Externo</text:span><text:span text:style-name="T31"> </text:span><text:span text:style-name="T10">o</text:span><text:span text:style-name="T31"> recurso utilizado para evitar o erro é </text:span><text:span text:style-name="T32">inserir um atributo </text:span><text:span text:style-name="T27">defer</text:span><text:span text:style-name="T32">, que informa ao navegador para continuar renderizando o conteúdo html quando a tag &lt;script</text:span><text:span text:style-name="T7">&gt; for atingida: </text:span><text:span text:style-name="T9">&lt;script src=”script.js” defer&gt;&lt;/script&gt;</text:span></text:p>
      <text:p text:style-name="P35"><text:span text:style-name="T7">Não é </text:span><text:span text:style-name="T3">recomendado, mas uma antiga forma de resolver estes problemas era inserir o elemento script no final do body, antes da tag &lt;/body&gt;. O problema desta técnica é que o JS só incia o carregamento após todo o html ser carregado. Em sites com muitos scripts, esta solução causa grande problema de performance deixando o site lento.</text:span></text:p>
      <text:p text:style-name="P17">Finalizando o contexto de estratégia de carregamento, existem dois </text:p>
      <text:p text:style-name="P24">recursos para evitar problemas com o bloqueio de scripts, uma dele vimos anteriormente, o <text:span text:style-name="T23">defer</text:span> e conheceremos o <text:span text:style-name="T23">async</text:span>. De forma geral os dois instruem o navegador a baixar os scripts num processo a parte enquanto a página carrega (DOM). <text:span text:style-name="T35">Quando seus scripts precisam rodar imediatamente sem dependência de outros para ser executados, usamos </text:span><text:span text:style-name="T24">async</text:span><text:span text:style-name="T36">, sua instrução não garante que a ordem em que os elementos estão dispostos será obedecida durante a execução</text:span><text:span text:style-name="T35">. Se os scripts dependem do DOM ou de outros scripts, usamos o </text:span><text:span text:style-name="T24">defer</text:span><text:span text:style-name="T35"> e colocamos os elementos &lt;script&gt; na ordem exata que devem ser carregados, pois assim teremos a garantia de que eles serão executados obedecendo a ordem em que foram implementados.</text:span></text:p>
      <text:p text:style-name="P17"/>
      <text:p text:style-name="P17"/>
      <text:p text:style-name="P26"><text:span text:style-name="T18">Lado do servidor </text:span><text:span text:style-name="T19">(</text:span><text:span text:style-name="T25">server-side</text:span><text:span text:style-name="T19">) </text:span><text:span text:style-name="T18">x </text:span><text:span text:style-name="T11">L</text:span><text:span text:style-name="T18">ado do cliente </text:span><text:span text:style-name="T19">(</text:span><text:span text:style-name="T25">client-side</text:span><text:span text:style-name="T19">)</text:span></text:p>
      <text:p text:style-name="P13"/>
      <text:p text:style-name="P14"><text:span text:style-name="T17">Cliente-side</text:span><text:span text:style-name="T20">: </text:span>Os códigos do lado do cliente são executados no computador do usuário enquanto uma pág web é visualizada, o código do lado do cliente é baixado, executado e exibido no navegador. <text:span text:style-name="T20">Ex.: JavaScript</text:span></text:p>
      <text:p text:style-name="P14"/>
      <text:p text:style-name="P15"><text:span text:style-name="T13">Server-side:</text:span> códigos do lado do servidor são executados no servidor e o resultado da execução é baixado e exibido no navegador. Ex.: PHP, Python, Ruby e ASP.NET e também o JavaScript.</text:p>
      <text:p text:style-name="P15"/>
      <text:p text:style-name="P15">O JS também pode ser server-side em ambiente node.js, por exemplo.</text:p>
      <text:p text:style-name="P15"/>
      <text:p text:style-name="P27"><text:span text:style-name="T20">Código dinâmico x estático</text:span></text:p>
      <text:p text:style-name="P22"/>
      <text:p text:style-name="P8">Código do lado do servidor dinamicamente gera novo conteúdo no servidor, puxando dados de um banco de dados, enquanto que JavaScript do lado do cliente dinamicamente gera novo conteúdo dentro do navegador do cliente, como criar uma nova tabela HTML com dados recebidos do servidor e mostrar a tabela em uma página web exibida para o usuário.</text:p>
      <text:p text:style-name="P9"><text:span text:style-name="T20">Uma página web estática sem atualizações dinâmicas é chamada estática, pois só mostra conteúdo o tempo todo.</text:span></text:p>
      <text:p text:style-name="P9"/>
      <text:p text:style-name="P9"/>
      <text:p text:style-name="P28"><text:span text:style-name="T12">I</text:span><text:span text:style-name="T21">nserindo JavaScript na página</text:span></text:p>
      <text:p text:style-name="P9"/>
      <text:p text:style-name="P16">Interno: O JS é inserido no body do HTML a partir da tag <text:span text:style-name="T13">&lt;script&gt;&lt;/script&gt;</text:span> antes da tag <text:span text:style-name="T13">&lt;/body&gt;</text:span> de fechamento.</text:p>
      <text:p text:style-name="P16"/>
      <text:p text:style-name="P9"><text:span text:style-name="T21">Externo: </text:span><text:span text:style-name="T22">O JS é inserido referenciado pela tag </text:span><text:span text:style-name="T13">&lt;script src="script.js"&gt;&lt;/script&gt;</text:span><text:span text:style-name="T28"> </text:span><text:span text:style-name="T29">no body do HTML. Esta é um boa prática, pois o código fica melhor organizado e pode ser aproveitado para outros documentos html.</text:span></text:p>
      <text:p text:style-name="P16"/>
      <text:p text:style-name="P16">Inline: <text:span text:style-name="T22">Não recomendada, é uma péssima prática.</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x-locale-body, sans-serif"/>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7-23T22:15:35.215347415</dc:date>
    <meta:editing-duration>PT2H59M39S</meta:editing-duration>
    <meta:editing-cycles>10</meta:editing-cycles>
    <meta:generator>LibreOffice/6.4.4.2$Linux_X86_64 LibreOffice_project/40$Build-2</meta:generator>
    <meta:document-statistic meta:table-count="0" meta:image-count="0" meta:object-count="0" meta:page-count="2" meta:paragraph-count="39" meta:word-count="981" meta:character-count="6061" meta:non-whitespace-character-count="5124"/>
  </office:meta>
</office:document-meta>
</file>